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7.271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6.181cm"/>
    </style:style>
    <style:style style:name="co10" style:family="table-column">
      <style:table-column-properties fo:break-before="auto" style:column-width="6.509cm"/>
    </style:style>
    <style:style style:name="co11" style:family="table-column">
      <style:table-column-properties fo:break-before="auto" style:column-width="5.69cm"/>
    </style:style>
    <style:style style:name="co18" style:family="table-column">
      <style:table-column-properties fo:break-before="auto" style:column-width="4.438cm"/>
    </style:style>
    <style:style style:name="co19" style:family="table-column">
      <style:table-column-properties fo:break-before="auto" style:column-width="13.263cm"/>
    </style:style>
    <style:style style:name="co17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614cm"/>
    </style:style>
    <style:style style:name="co20" style:family="table-column">
      <style:table-column-properties fo:break-before="auto" style:column-width="5.554cm"/>
    </style:style>
    <style:style style:name="co21" style:family="table-column">
      <style:table-column-properties fo:break-before="auto" style:column-width="7.87cm"/>
    </style:style>
    <style:style style:name="co22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64" style:family="table-cell" style:parent-style-name="Default">
      <style:text-properties style:font-name="Liberation Sans"/>
    </style:style>
    <style:style style:name="ce75" style:family="table-cell" style:parent-style-name="Default"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Liberation Sans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font-name="Liberation Sans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Liberation Sans"/>
    </style:style>
    <style:style style:name="ce53" style:family="table-cell" style:parent-style-name="Default">
      <style:text-properties style:font-name="Liberation Sans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os Usuarios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41"/>
        <table:table-column table:style-name="co5" table:default-cell-style-name="ce36"/>
        <table:table-column table:style-name="co6" table:default-cell-style-name="ce36"/>
        <table:table-column table:style-name="co7" table:default-cell-style-name="ce43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number-columns-repeated="1014" table:default-cell-style-name="ce36"/>
        <table:table-row table:style-name="ro1">
          <table:table-cell table:style-name="ce32" office:value-type="string" calcext:value-type="string">
            <text:p>UEN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NOMBRE TIENDA</text:p>
          </table:table-cell>
          <table:table-cell table:style-name="ce37" office:value-type="string" calcext:value-type="string">
            <text:p>Fase</text:p>
          </table:table-cell>
          <table:table-cell table:style-name="ce32" office:value-type="string" calcext:value-type="string">
            <text:p>UBICACIÓN TIENDA</text:p>
          </table:table-cell>
          <table:table-cell table:style-name="ce32" office:value-type="string" calcext:value-type="string">
            <text:p>CARGO</text:p>
          </table:table-cell>
          <table:table-cell table:style-name="ce32" office:value-type="string" calcext:value-type="string">
            <text:p>ROL / FUNCION</text:p>
          </table:table-cell>
          <table:table-cell table:style-name="ce32" office:value-type="string" calcext:value-type="string">
            <text:p>RUT</text:p>
          </table:table-cell>
          <table:table-cell table:style-name="ce32" office:value-type="string" calcext:value-type="string">
            <text:p>EMAIL</text:p>
          </table:table-cell>
          <table:table-cell table:style-name="ce32" office:value-type="string" calcext:value-type="string">
            <text:p>USUARIO ODOO</text:p>
          </table:table-cell>
          <table:table-cell table:style-name="ce42" table:number-columns-repeated="14"/>
          <table:table-cell table:style-name="ce43" table:number-columns-repeated="1000"/>
        </table:table-row>
        <table:table-row table:style-name="ro1">
          <table:table-cell table:style-name="ce33"/>
          <table:table-cell table:style-name="ce33" office:value-type="string" calcext:value-type="string">
            <text:p>Administrador</text:p>
          </table:table-cell>
          <table:table-cell table:style-name="ce33"/>
          <table:table-cell table:style-name="ce38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Superusuario</text:p>
          </table:table-cell>
          <table:table-cell table:style-name="ce32" office:value-type="string" calcext:value-type="string">
            <text:p>Superusuario</text:p>
          </table:table-cell>
          <table:table-cell table:style-name="ce33" table:number-columns-repeated="2"/>
          <table:table-cell table:style-name="ce33" office:value-type="string" calcext:value-type="string">
            <text:p>admin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CCU MATRIZ</text:p>
          </table:table-cell>
          <table:table-cell table:style-name="ce33" office:value-type="string" calcext:value-type="string">
            <text:p>José Luis Rebeco</text:p>
          </table:table-cell>
          <table:table-cell table:style-name="ce33"/>
          <table:table-cell table:style-name="ce38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Soporte Sistema</text:p>
          </table:table-cell>
          <table:table-cell table:style-name="ce32" office:value-type="string" calcext:value-type="string">
            <text:p>Monitor de la Operación</text:p>
          </table:table-cell>
          <table:table-cell table:style-name="ce33"/>
          <table:table-cell table:number-columns-repeated="2" table:style-name="ce33" office:value-type="string" calcext:value-type="string">
            <text:p>jlrebeco@ccu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CCU MATRIZ</text:p>
          </table:table-cell>
          <table:table-cell table:style-name="ce33" office:value-type="string" calcext:value-type="string">
            <text:p>Hipólito Vazquez</text:p>
          </table:table-cell>
          <table:table-cell table:style-name="ce33"/>
          <table:table-cell table:style-name="ce38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Soporte Sistema</text:p>
          </table:table-cell>
          <table:table-cell table:style-name="ce32" office:value-type="string" calcext:value-type="string">
            <text:p>Monitor de la Operación</text:p>
          </table:table-cell>
          <table:table-cell table:style-name="ce33"/>
          <table:table-cell table:number-columns-repeated="2" table:style-name="ce33" office:value-type="string" calcext:value-type="string">
            <text:p>hvasquez@ccu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CCU MATRIZ</text:p>
          </table:table-cell>
          <table:table-cell table:style-name="ce33" office:value-type="string" calcext:value-type="string">
            <text:p>Contabilidad</text:p>
          </table:table-cell>
          <table:table-cell table:style-name="ce33"/>
          <table:table-cell table:style-name="ce38"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Contabilidad</text:p>
          </table:table-cell>
          <table:table-cell table:style-name="ce32" office:value-type="string" calcext:value-type="string">
            <text:p>Auditoría y Reportes</text:p>
          </table:table-cell>
          <table:table-cell table:style-name="ce33" table:number-columns-repeated="2"/>
          <table:table-cell table:style-name="ce33" office:value-type="string" calcext:value-type="string">
            <text:p>contabilidad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4" office:value-type="string" calcext:value-type="string">
            <text:p>KUNSTMANN</text:p>
          </table:table-cell>
          <table:table-cell table:style-name="ce33" office:value-type="string" calcext:value-type="string">
            <text:p>Daniel González</text:p>
          </table:table-cell>
          <table:table-cell table:style-name="ce33" office:value-type="string" calcext:value-type="string">
            <text:p>JEFE DE PUNTO DE VENTA</text:p>
          </table:table-cell>
          <table:table-cell table:style-name="ce38" office:value-type="float" office:value="1" calcext:value-type="float">
            <text:p>1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Jefe de Eventos Especiales</text:p>
          </table:table-cell>
          <table:table-cell table:style-name="ce32" office:value-type="string" calcext:value-type="string">
            <text:p>JEFE DE TIENDA</text:p>
          </table:table-cell>
          <table:table-cell table:style-name="ce34"/>
          <table:table-cell table:number-columns-repeated="2" table:style-name="ce33" office:value-type="string" calcext:value-type="string">
            <text:p>dmartine@cerveza-kunstmann.com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4" office:value-type="string" calcext:value-type="string">
            <text:p>KUNSTMANN</text:p>
          </table:table-cell>
          <table:table-cell table:style-name="ce33" office:value-type="string" calcext:value-type="string">
            <text:p>Cristina Avendaño</text:p>
          </table:table-cell>
          <table:table-cell table:style-name="ce33" office:value-type="string" calcext:value-type="string">
            <text:p>CONTABILIDAD</text:p>
          </table:table-cell>
          <table:table-cell table:style-name="ce38" office:value-type="float" office:value="1" calcext:value-type="float">
            <text:p>1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Jefe de Contabilidad</text:p>
          </table:table-cell>
          <table:table-cell table:style-name="ce32" office:value-type="string" calcext:value-type="string">
            <text:p>CONTABILIDAD</text:p>
          </table:table-cell>
          <table:table-cell table:style-name="ce34"/>
          <table:table-cell table:number-columns-repeated="2" table:style-name="ce33" office:value-type="string" calcext:value-type="string">
            <text:p>cavenda@cerveza-kunstmann.com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Claudio Acuña</text:p>
          </table:table-cell>
          <table:table-cell table:style-name="ce34"/>
          <table:table-cell table:style-name="ce39"/>
          <table:table-cell table:style-name="ce34"/>
          <table:table-cell table:style-name="ce33" office:value-type="string" calcext:value-type="string">
            <text:p>JEFE CONTROL DE GESTION</text:p>
          </table:table-cell>
          <table:table-cell table:style-name="ce32" office:value-type="string" calcext:value-type="string">
            <text:p>GESTION</text:p>
          </table:table-cell>
          <table:table-cell table:style-name="ce33" office:value-type="string" calcext:value-type="string">
            <text:p>14135985-1</text:p>
          </table:table-cell>
          <table:table-cell table:style-name="ce33" office:value-type="string" calcext:value-type="string">
            <text:p>cacuna@vspt.cl</text:p>
          </table:table-cell>
          <table:table-cell table:style-name="ce33"/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Marco Macmillan </text:p>
          </table:table-cell>
          <table:table-cell table:style-name="ce34"/>
          <table:table-cell table:style-name="ce39" office:value-type="float" office:value="2" calcext:value-type="float">
            <text:p>2</text:p>
          </table:table-cell>
          <table:table-cell table:style-name="ce34"/>
          <table:table-cell table:style-name="ce33" office:value-type="string" calcext:value-type="string">
            <text:p>JEFE DE CANAL IMAGEN</text:p>
          </table:table-cell>
          <table:table-cell table:style-name="ce32" office:value-type="string" calcext:value-type="string">
            <text:p>COORDINACION</text:p>
          </table:table-cell>
          <table:table-cell table:style-name="ce33" office:value-type="string" calcext:value-type="string">
            <text:p>13665994-4</text:p>
          </table:table-cell>
          <table:table-cell table:number-columns-repeated="2" table:style-name="ce33" office:value-type="string" calcext:value-type="string">
            <text:p>mamacmil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Scarlet Yañez</text:p>
          </table:table-cell>
          <table:table-cell table:style-name="ce33" office:value-type="string" calcext:value-type="string">
            <text:p>MOLINA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8106041-7</text:p>
          </table:table-cell>
          <table:table-cell table:number-columns-repeated="2" table:style-name="ce33" office:value-type="string" calcext:value-type="string">
            <text:p>sfyanez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Karen Osses</text:p>
          </table:table-cell>
          <table:table-cell table:style-name="ce33" office:value-type="string" calcext:value-type="string">
            <text:p>MOLINA</text:p>
          </table:table-cell>
          <table:table-cell table:style-name="ce38"/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7192673-4</text:p>
          </table:table-cell>
          <table:table-cell table:style-name="ce33" office:value-type="string" calcext:value-type="string">
            <text:p>kossesa@vspt.cl</text:p>
          </table:table-cell>
          <table:table-cell table:style-name="ce33"/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Carlos Luzardo</text:p>
          </table:table-cell>
          <table:table-cell table:style-name="ce33" office:value-type="string" calcext:value-type="string">
            <text:p>MOLINA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25749865-4</text:p>
          </table:table-cell>
          <table:table-cell table:number-columns-repeated="2" table:style-name="ce33" office:value-type="string" calcext:value-type="string">
            <text:p>cluzardog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Johanna Caro</text:p>
          </table:table-cell>
          <table:table-cell table:style-name="ce33" office:value-type="string" calcext:value-type="string">
            <text:p>MOLINA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8682754-6</text:p>
          </table:table-cell>
          <table:table-cell table:number-columns-repeated="2" table:style-name="ce33" office:value-type="string" calcext:value-type="string">
            <text:p>jcaroa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Camila Salinas</text:p>
          </table:table-cell>
          <table:table-cell table:style-name="ce33" office:value-type="string" calcext:value-type="string">
            <text:p>MOLINA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7882407-4</text:p>
          </table:table-cell>
          <table:table-cell table:number-columns-repeated="2" table:style-name="ce33" office:value-type="string" calcext:value-type="string">
            <text:p>csalinas@vspt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Ma. Soledad Pinto</text:p>
          </table:table-cell>
          <table:table-cell table:style-name="ce33" office:value-type="string" calcext:value-type="string">
            <text:p>MOLINA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administrador</text:p>
          </table:table-cell>
          <table:table-cell table:style-name="ce33" office:value-type="string" calcext:value-type="string">
            <text:p>JEFE DE TIENDA</text:p>
          </table:table-cell>
          <table:table-cell table:style-name="ce32" office:value-type="string" calcext:value-type="string">
            <text:p>JEFE DE TIENDA</text:p>
          </table:table-cell>
          <table:table-cell table:style-name="ce33" office:value-type="string" calcext:value-type="string">
            <text:p>10243675-K</text:p>
          </table:table-cell>
          <table:table-cell table:number-columns-repeated="2" table:style-name="ce33" office:value-type="string" calcext:value-type="string">
            <text:p>mapinto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Ivana Yañez</text:p>
          </table:table-cell>
          <table:table-cell table:style-name="ce33" office:value-type="string" calcext:value-type="string">
            <text:p>CACHAPOAL</text:p>
          </table:table-cell>
          <table:table-cell table:style-name="ce38" office:value-type="float" office:value="3" calcext:value-type="float">
            <text:p>3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HOSPITALITY MANAGER</text:p>
          </table:table-cell>
          <table:table-cell table:style-name="ce32" office:value-type="string" calcext:value-type="string">
            <text:p>VENDEDOR</text:p>
          </table:table-cell>
          <table:table-cell table:style-name="ce34"/>
          <table:table-cell table:number-columns-repeated="2" table:style-name="ce33" office:value-type="string" calcext:value-type="string">
            <text:p>iyanezn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Vicente Elton</text:p>
          </table:table-cell>
          <table:table-cell table:style-name="ce33" office:value-type="string" calcext:value-type="string">
            <text:p>CACHAPOAL</text:p>
          </table:table-cell>
          <table:table-cell table:style-name="ce38" office:value-type="float" office:value="3" calcext:value-type="float">
            <text:p>3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HOSPITALITY MANAGER</text:p>
          </table:table-cell>
          <table:table-cell table:style-name="ce32" office:value-type="string" calcext:value-type="string">
            <text:p>VENDEDOR</text:p>
          </table:table-cell>
          <table:table-cell table:style-name="ce34"/>
          <table:table-cell table:number-columns-repeated="2" table:style-name="ce33" office:value-type="string" calcext:value-type="string">
            <text:p>velton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Pamela Plana</text:p>
          </table:table-cell>
          <table:table-cell table:style-name="ce33" office:value-type="string" calcext:value-type="string">
            <text:p>CACHAPOAL</text:p>
          </table:table-cell>
          <table:table-cell table:style-name="ce38" office:value-type="float" office:value="3" calcext:value-type="float">
            <text:p>3</text:p>
          </table:table-cell>
          <table:table-cell table:style-name="ce33" office:value-type="string" calcext:value-type="string">
            <text:p>administrador</text:p>
          </table:table-cell>
          <table:table-cell table:style-name="ce33" office:value-type="string" calcext:value-type="string">
            <text:p>JEFE DE TURISMO Y HOSPITALIDAD</text:p>
          </table:table-cell>
          <table:table-cell table:style-name="ce32" office:value-type="string" calcext:value-type="string">
            <text:p>JEFE DE TIENDA</text:p>
          </table:table-cell>
          <table:table-cell table:style-name="ce33" office:value-type="string" calcext:value-type="string">
            <text:p>12416397-8</text:p>
          </table:table-cell>
          <table:table-cell table:number-columns-repeated="2" table:style-name="ce33" office:value-type="string" calcext:value-type="string">
            <text:p>pplana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Catherine Gonzalez</text:p>
          </table:table-cell>
          <table:table-cell table:style-name="ce33" office:value-type="string" calcext:value-type="string">
            <text:p>TURISMO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ASISTENTE DE TURISMO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6103964-0</text:p>
          </table:table-cell>
          <table:table-cell table:style-name="ce33" office:value-type="string" calcext:value-type="string">
            <text:p>turisvm@vspt.cl</text:p>
          </table:table-cell>
          <table:table-cell table:style-name="ce33" office:value-type="string" calcext:value-type="string">
            <text:p>cgonzalez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Alvaro Gonzalez</text:p>
          </table:table-cell>
          <table:table-cell table:style-name="ce33" office:value-type="string" calcext:value-type="string">
            <text:p>TURISMO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GUIA TURISTICO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7141161-0</text:p>
          </table:table-cell>
          <table:table-cell table:style-name="ce33" office:value-type="string" calcext:value-type="string">
            <text:p>turisvm@vspt.cl</text:p>
          </table:table-cell>
          <table:table-cell table:style-name="ce33" office:value-type="string" calcext:value-type="string">
            <text:p>agonzalez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Daniela Ascencio</text:p>
          </table:table-cell>
          <table:table-cell table:style-name="ce33" office:value-type="string" calcext:value-type="string">
            <text:p>TURISMO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HOSPITALITY MANAGER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6014243-K</text:p>
          </table:table-cell>
          <table:table-cell table:number-columns-repeated="2" table:style-name="ce33" office:value-type="string" calcext:value-type="string">
            <text:p>dascencif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Carolina Azocar</text:p>
          </table:table-cell>
          <table:table-cell table:style-name="ce33" office:value-type="string" calcext:value-type="string">
            <text:p>TURISMO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administrador</text:p>
          </table:table-cell>
          <table:table-cell table:style-name="ce33" office:value-type="string" calcext:value-type="string">
            <text:p>JEFE TURISMO Y NUEVOS NEGOCIOS</text:p>
          </table:table-cell>
          <table:table-cell table:style-name="ce32" office:value-type="string" calcext:value-type="string">
            <text:p>JEFE DE TURISMO</text:p>
          </table:table-cell>
          <table:table-cell table:style-name="ce33" office:value-type="string" calcext:value-type="string">
            <text:p>16660542-3</text:p>
          </table:table-cell>
          <table:table-cell table:number-columns-repeated="2" table:style-name="ce33" office:value-type="string" calcext:value-type="string">
            <text:p>cazocart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Pablo Puelles</text:p>
          </table:table-cell>
          <table:table-cell table:style-name="ce33" office:value-type="string" calcext:value-type="string">
            <text:p>TIENDA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3691457-K</text:p>
          </table:table-cell>
          <table:table-cell table:number-columns-repeated="2" table:style-name="ce33" office:value-type="string" calcext:value-type="string">
            <text:p>ppuellesd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Tanya Valdivia</text:p>
          </table:table-cell>
          <table:table-cell table:style-name="ce33" office:value-type="string" calcext:value-type="string">
            <text:p>TIENDA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usuario</text:p>
          </table:table-cell>
          <table:table-cell table:style-name="ce33" office:value-type="string" calcext:value-type="string">
            <text:p>VENDEDOR DE TIENDA</text:p>
          </table:table-cell>
          <table:table-cell table:style-name="ce32" office:value-type="string" calcext:value-type="string">
            <text:p>VENDEDOR</text:p>
          </table:table-cell>
          <table:table-cell table:style-name="ce33" office:value-type="string" calcext:value-type="string">
            <text:p>18914612-4</text:p>
          </table:table-cell>
          <table:table-cell table:number-columns-repeated="2" table:style-name="ce33" office:value-type="string" calcext:value-type="string">
            <text:p>tjvaldivis@vspt.cl</text:p>
          </table:table-cell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33" office:value-type="string" calcext:value-type="string">
            <text:p>VSPT</text:p>
          </table:table-cell>
          <table:table-cell table:style-name="ce33" office:value-type="string" calcext:value-type="string">
            <text:p>Diego Castro</text:p>
          </table:table-cell>
          <table:table-cell table:style-name="ce33" office:value-type="string" calcext:value-type="string">
            <text:p>TIENDA CASAVALLE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administrador</text:p>
          </table:table-cell>
          <table:table-cell table:style-name="ce33" office:value-type="string" calcext:value-type="string">
            <text:p>JEFE DE VENTAS</text:p>
          </table:table-cell>
          <table:table-cell table:style-name="ce32" office:value-type="string" calcext:value-type="string">
            <text:p>JEFE DE TIENDA</text:p>
          </table:table-cell>
          <table:table-cell table:style-name="ce33" office:value-type="string" calcext:value-type="string">
            <text:p>17356719-7</text:p>
          </table:table-cell>
          <table:table-cell table:number-columns-repeated="2" table:style-name="ce33" office:value-type="string" calcext:value-type="string">
            <text:p>dcastros@vspt.cl</text:p>
          </table:table-cell>
          <table:table-cell table:style-name="ce35" table:number-columns-repeated="14"/>
          <table:table-cell table:number-columns-repeated="1000"/>
        </table:table-row>
        <table:table-row table:style-name="ro1" table:number-rows-repeated="974">
          <table:table-cell table:style-name="ce35" table:number-columns-repeated="3"/>
          <table:table-cell table:style-name="ce40"/>
          <table:table-cell table:style-name="ce35" table:number-columns-repeated="2"/>
          <table:table-cell table:style-name="ce42"/>
          <table:table-cell table:style-name="ce35" table:number-columns-repeated="17"/>
          <table:table-cell table:number-columns-repeated="1000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os PO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visibility="collapse" table:default-cell-style-name="ce52"/>
        <table:table-column table:style-name="co22" table:default-cell-style-name="Default"/>
        <table:table-row table:style-name="ro1">
          <table:table-cell table:style-name="ce50" office:value-type="string" calcext:value-type="string">
            <text:p>Aplicación</text:p>
          </table:table-cell>
          <table:table-cell table:style-name="ce50" office:value-type="string" calcext:value-type="string">
            <text:p>Sección</text:p>
          </table:table-cell>
          <table:table-cell table:style-name="ce50" office:value-type="string" calcext:value-type="string">
            <text:p>Grupo</text:p>
          </table:table-cell>
          <table:table-cell table:style-name="ce50" office:value-type="string" calcext:value-type="string">
            <text:p>Grupo/Rol</text:p>
          </table:table-cell>
          <table:table-cell table:style-name="ce50" office:value-type="string" calcext:value-type="string">
            <text:p>Descripción</text:p>
          </table:table-cell>
        </table:table-row>
        <table:table-row table:style-name="ro2">
          <table:table-cell table:number-columns-repeated="2" table:style-name="ce45" office:value-type="string" calcext:value-type="string">
            <text:p>Contabilidad</text:p>
          </table:table-cell>
          <table:table-cell table:style-name="ce45" office:value-type="string" calcext:value-type="string">
            <text:p>Administrador de Facturación</text:p>
          </table:table-cell>
          <table:table-cell table:style-name="ce50" table:formula="of:=CONCATENATE([.B2];&quot;/&quot;;[.C2])" office:value-type="string" office:string-value="Contabilidad/Administrador de Facturación" calcext:value-type="string">
            <text:p>Contabilidad/Administrador de Facturación</text:p>
          </table:table-cell>
          <table:table-cell table:style-name="ce45" office:value-type="string" calcext:value-type="string">
            <text:p><text:span text:style-name="T1">Posee todos los accesos del rol “Contabilidad/Mostrar Características de Contabilidad Completa</text:span>” más; Puede crear, modificar y eliminar productos. Tiene acceso a los reportes de cuadratura SOX y Libro de Ventas Truck. Puede crear, ver, modificar y eliminar cuentas contables, impuestos, diarios contables, monedas, Tipos de Documento, Categorías de Productos, CAFs, etc.</text:p>
          </table:table-cell>
        </table:table-row>
        <table:table-row table:style-name="ro3">
          <table:table-cell table:number-columns-repeated="2" table:style-name="ce45" office:value-type="string" calcext:value-type="string">
            <text:p>Contabilidad</text:p>
          </table:table-cell>
          <table:table-cell table:style-name="ce45" office:value-type="string" calcext:value-type="string">
            <text:p>Facturación</text:p>
          </table:table-cell>
          <table:table-cell table:style-name="ce50" table:formula="of:=CONCATENATE([.B3];&quot;/&quot;;[.C3])" office:value-type="string" office:string-value="Contabilidad/Facturación" calcext:value-type="string">
            <text:p>Contabilidad/Facturación</text:p>
          </table:table-cell>
          <table:table-cell table:style-name="ce45" office:value-type="string" calcext:value-type="string">
            <text:p><text:span text:style-name="T1">Acceso solo lectura al maestro de contactos/Clientes y productos. Puede crear, ver, modificar y eliminar boletas, facturas, N/C y N/D (no puede acceder a las boletas/facturas del POS a menos que se le asigne el rol “Punto de Venta/Usuario” o “Inventario/Usuario”</text:span>). Acceso a informes de venta.</text:p>
          </table:table-cell>
        </table:table-row>
        <table:table-row table:style-name="ro2">
          <table:table-cell table:number-columns-repeated="2" table:style-name="ce45" office:value-type="string" calcext:value-type="string">
            <text:p>Contabilidad</text:p>
          </table:table-cell>
          <table:table-cell table:style-name="ce45" office:value-type="string" calcext:value-type="string">
            <text:p>Mostrar Características de Contabilidad Completa</text:p>
          </table:table-cell>
          <table:table-cell table:style-name="ce50" table:formula="of:=CONCATENATE([.B4];&quot;/&quot;;[.C4])" office:value-type="string" office:string-value="Contabilidad/Mostrar Características de Contabilidad Completa" calcext:value-type="string">
            <text:p>Contabilidad/Mostrar Características de Contabilidad Completa</text:p>
          </table:table-cell>
          <table:table-cell table:style-name="ce45" office:value-type="string" calcext:value-type="string">
            <text:p><text:span text:style-name="T1">Acceso solo lectura al maestro de contactos/Clientes y productos. Puede, crear, ver, modificar y eliminar boletas, facturas, N/C, N/D, asientos contables de pago y otros (no puede acceder a las boletas/facturas, pagos, asientos del POS a menos que se le asigne el rol “Punto de Venta/Usuario” o “Inventario/Usuario”</text:span>). Acceso total a informes excepto reportes de cuadratura SOX y Libro de Ventas Truck.</text:p>
          </table:table-cell>
        </table:table-row>
        <table:table-row table:style-name="ro2">
          <table:table-cell table:number-columns-repeated="2" table:style-name="ce45" office:value-type="string" calcext:value-type="string">
            <text:p>Contabilidad</text:p>
          </table:table-cell>
          <table:table-cell table:style-name="ce45" office:value-type="string" calcext:value-type="string">
            <text:p>Mostrar Características de Contabilidad Completa CCU</text:p>
          </table:table-cell>
          <table:table-cell table:style-name="ce50" table:formula="of:=CONCATENATE([.B5];&quot;/&quot;;[.C5])" office:value-type="string" office:string-value="Contabilidad/Mostrar Características de Contabilidad Completa CCU" calcext:value-type="string">
            <text:p>Contabilidad/Mostrar Características de Contabilidad Completa CCU</text:p>
          </table:table-cell>
          <table:table-cell table:style-name="ce45" office:value-type="string" calcext:value-type="string">
            <text:p><text:span text:style-name="T1">Acceso solo lectura al maestro de contactos/Clientes y productos. Puede, crear, ver, modificar y eliminar boletas, facturas, N/C, N/D, asientos contables de pago y otros (no puede acceder a las boletas/facturas, pagos, asientos del POS a menos que se le asigne el rol “Punto de Venta/Usuario” o “Inventario/Usuario”</text:span>). Acceso total a informes incluyendo reportes de cuadratura SOX y Libro de Ventas Truck.</text:p>
          </table:table-cell>
        </table:table-row>
        <table:table-row table:style-name="ro4">
          <table:table-cell table:number-columns-repeated="2" table:style-name="ce45" office:value-type="string" calcext:value-type="string">
            <text:p>Contabilidad</text:p>
          </table:table-cell>
          <table:table-cell table:style-name="ce45" office:value-type="string" calcext:value-type="string">
            <text:p>Mostrar Características de Contabilidad Completa CCU (solo lectura)</text:p>
          </table:table-cell>
          <table:table-cell table:style-name="ce50" table:formula="of:=CONCATENATE([.B6];&quot;/&quot;;[.C6])" office:value-type="string" office:string-value="Contabilidad/Mostrar Características de Contabilidad Completa CCU (solo lectura)" calcext:value-type="string">
            <text:p>Contabilidad/Mostrar Características de Contabilidad Completa CCU (solo lectura)</text:p>
          </table:table-cell>
          <table:table-cell table:style-name="ce45" office:value-type="string" calcext:value-type="string">
            <text:p><text:span text:style-name="T1">Acceso solo lectura al maestro de contactos/Clientes y de productos, boletas, facturas, N/C, N/D, asientos contables de pago y otros, e </text:span>informes.</text:p>
          </table:table-cell>
        </table:table-row>
        <table:table-row table:style-name="ro2">
          <table:table-cell table:number-columns-repeated="2" table:style-name="ce45" office:value-type="string" calcext:value-type="string">
            <text:p>Contabilidad</text:p>
          </table:table-cell>
          <table:table-cell table:style-name="ce45" office:value-type="string" calcext:value-type="string">
            <text:p>Mostrar Funciones de Contabilidad Solo Lectura</text:p>
          </table:table-cell>
          <table:table-cell table:style-name="ce50" table:formula="of:=CONCATENATE([.B7];&quot;/&quot;;[.C7])" office:value-type="string" office:string-value="Contabilidad/Mostrar Funciones de Contabilidad Solo Lectura" calcext:value-type="string">
            <text:p>Contabilidad/Mostrar Funciones de Contabilidad Solo Lectura</text:p>
          </table:table-cell>
          <table:table-cell table:style-name="ce45" office:value-type="string" calcext:value-type="string">
            <text:p><text:span text:style-name="T1">Acceso solo lectura al maestro de contactos/Clientes y productos. Acceso solo lectura a boletas, facturas, N/C, N/D y asientos contables de pago y otros (no puede acceder a las boletas/facturas, pagos, asientos del POS a menos que se le asigne el rol “Punto de Venta/Usuario” o “Inventario/Usuario”</text:span>). Acceso total a informes excepto reportes de cuadratura SOX y Libro de Ventas Truck.</text:p>
          </table:table-cell>
        </table:table-row>
        <table:table-row table:style-name="ro2">
          <table:table-cell table:number-columns-repeated="2" table:style-name="ce45" office:value-type="string" calcext:value-type="string">
            <text:p>Inventario</text:p>
          </table:table-cell>
          <table:table-cell table:style-name="ce45" office:value-type="string" calcext:value-type="string">
            <text:p>Administrador</text:p>
          </table:table-cell>
          <table:table-cell table:style-name="ce50" table:formula="of:=CONCATENATE([.B8];&quot;/&quot;;[.C8])" office:value-type="string" office:string-value="Inventario/Administrador" calcext:value-type="string">
            <text:p>Inventario/Administrador</text:p>
          </table:table-cell>
          <table:table-cell table:style-name="ce45" office:value-type="string" calcext:value-type="string">
            <text:p>Puede hacer todo del rol usuario más; acceso total al maestro de productos, acceso total al maestro de contactos/clientes (no incluye asignar cuenta contable), ejecutar los reportes de inventario, ingresar, modificar y eliminar transferencias de inventario, bodegas, almacenes, tipos de operaciones, categorías de productos (no incluye asignar cuenta contable) y unidades de medida.</text:p>
          </table:table-cell>
        </table:table-row>
        <table:table-row table:style-name="ro5">
          <table:table-cell table:number-columns-repeated="2" table:style-name="ce45" office:value-type="string" calcext:value-type="string">
            <text:p>Inventario</text:p>
          </table:table-cell>
          <table:table-cell table:style-name="ce45" office:value-type="string" calcext:value-type="string">
            <text:p>Usuario</text:p>
          </table:table-cell>
          <table:table-cell table:style-name="ce50" table:formula="of:=CONCATENATE([.B9];&quot;/&quot;;[.C9])" office:value-type="string" office:string-value="Inventario/Usuario" calcext:value-type="string">
            <text:p>Inventario/Usuario</text:p>
          </table:table-cell>
          <table:table-cell table:style-name="ce45" office:value-type="string" calcext:value-type="string">
            <text:p>Puede ingresar ajustes manuales de inventario y ejecutar la consulta/integración del inventario con SAP. Tiene acceso solo lectura a transferencias de inventario, el maestro de contactos/clientes, el maestro de productos y las consultas de integración.</text:p>
          </table:table-cell>
        </table:table-row>
        <table:table-row table:style-name="ro5">
          <table:table-cell table:number-columns-repeated="2" table:style-name="ce45" office:value-type="string" calcext:value-type="string">
            <text:p>Inventario</text:p>
          </table:table-cell>
          <table:table-cell table:style-name="ce45" office:value-type="string" calcext:value-type="string">
            <text:p>Usuario CCU</text:p>
          </table:table-cell>
          <table:table-cell table:style-name="ce50" table:formula="of:=CONCATENATE([.B10];&quot;/&quot;;[.C10])" office:value-type="string" office:string-value="Inventario/Usuario CCU" calcext:value-type="string">
            <text:p>Inventario/Usuario CCU</text:p>
          </table:table-cell>
          <table:table-cell table:style-name="ce45" office:value-type="string" calcext:value-type="string">
            <text:p>Puede ingresar ajustes manuales de inventario y ejecutar la consulta/integración del inventario con SAP. Tiene acceso solo lectura a transferencias de inventario, el maestro de contactos/clientes, el maestro de productos, las consultas de integración y la consulta de inventario.</text:p>
          </table:table-cell>
        </table:table-row>
        <table:table-row table:style-name="ro6">
          <table:table-cell table:number-columns-repeated="2" table:style-name="ce45" office:value-type="string" calcext:value-type="string">
            <text:p>Inventario</text:p>
          </table:table-cell>
          <table:table-cell table:style-name="ce45" office:value-type="string" calcext:value-type="string">
            <text:p>Usuario CCU (solo lectura)</text:p>
          </table:table-cell>
          <table:table-cell table:style-name="ce50" table:formula="of:=CONCATENATE([.B11];&quot;/&quot;;[.C11])" office:value-type="string" office:string-value="Inventario/Usuario CCU (solo lectura)" calcext:value-type="string">
            <text:p>Inventario/Usuario CCU (solo lectura)</text:p>
          </table:table-cell>
          <table:table-cell table:style-name="ce45" office:value-type="string" calcext:value-type="string">
            <text:p>Tiene acceso solo lectura a ajustes manuales de inventario, transferencias de inventario, maestro de contactos/clientes, el maestro de productos, las consultas de integración y la consulta de inventario.</text:p>
          </table:table-cell>
        </table:table-row>
        <table:table-row table:style-name="ro7">
          <table:table-cell table:number-columns-repeated="2" table:style-name="ce45" office:value-type="string" calcext:value-type="string">
            <text:p>Empleados</text:p>
          </table:table-cell>
          <table:table-cell table:style-name="ce45" office:value-type="string" calcext:value-type="string">
            <text:p>Administrador</text:p>
          </table:table-cell>
          <table:table-cell table:style-name="ce50" table:formula="of:=CONCATENATE([.B12];&quot;/&quot;;[.C12])" office:value-type="string" office:string-value="Empleados/Administrador" calcext:value-type="string">
            <text:p>Empleados/Administrador</text:p>
          </table:table-cell>
          <table:table-cell table:style-name="ce45" office:value-type="string" calcext:value-type="string">
            <text:p>Puede crear, modificar y eliminar equipos de venta.</text:p>
          </table:table-cell>
        </table:table-row>
        <table:table-row table:style-name="ro8">
          <table:table-cell table:number-columns-repeated="2" table:style-name="ce45" office:value-type="string" calcext:value-type="string">
            <text:p>Punto de Venta</text:p>
          </table:table-cell>
          <table:table-cell table:style-name="ce45" office:value-type="string" calcext:value-type="string">
            <text:p>Administrador</text:p>
          </table:table-cell>
          <table:table-cell table:style-name="ce50" table:formula="of:=CONCATENATE([.B13];&quot;/&quot;;[.C13])" office:value-type="string" office:string-value="Punto de Venta/Administrador" calcext:value-type="string">
            <text:p>Punto de Venta/Administrador</text:p>
          </table:table-cell>
          <table:table-cell table:style-name="ce45" office:value-type="string" calcext:value-type="string">
            <text:p>Puede hacer todo lo de los roles “Punto de Venta/Usuario” e “Inventario/Usuario” más; acceso total al maestro de productos, acceso total a listas de precios, acceso total a pedidos de venta y sesiones de venta, acceso a los informes del POS, acceso a crear, modificar y eliminar puntos de venta, métodos de pago y categorías POS de producto</text:p>
          </table:table-cell>
        </table:table-row>
        <table:table-row table:style-name="ro9">
          <table:table-cell table:number-columns-repeated="2" table:style-name="ce45" office:value-type="string" calcext:value-type="string">
            <text:p>Punto de Venta</text:p>
          </table:table-cell>
          <table:table-cell table:style-name="ce45" office:value-type="string" calcext:value-type="string">
            <text:p>Usuario</text:p>
          </table:table-cell>
          <table:table-cell table:style-name="ce50" table:formula="of:=CONCATENATE([.B14];&quot;/&quot;;[.C14])" office:value-type="string" office:string-value="Punto de Venta/Usuario" calcext:value-type="string">
            <text:p>Punto de Venta/Usuario</text:p>
          </table:table-cell>
          <table:table-cell table:style-name="ce45" office:value-type="string" calcext:value-type="string">
            <text:p><text:span text:style-name="T1">Tiene acceso de solo lectura al maestros de productos, listas de precios y maestro de contactos/clientes. Tiene acceso total al punto de venta donde puede ingresar, modificar y eliminar los pedidos de venta no facturados y emitir boletas/facturas (depende del tipo de cliente) registrando el pago de la venta. No puede crear clientes en el POS a menos que se agregue el rol “Permisos Extras/Creación de Contactos</text:span>”. No puede cerrar el POS a menos que se le agregue el rol “Contabilidad/Facturación” (o equivalente).</text:p>
          </table:table-cell>
        </table:table-row>
        <table:table-row table:style-name="ro10">
          <table:table-cell table:number-columns-repeated="2" table:style-name="ce45" office:value-type="string" calcext:value-type="string">
            <text:p>Punto de Venta</text:p>
          </table:table-cell>
          <table:table-cell table:style-name="ce45" office:value-type="string" calcext:value-type="string">
            <text:p>Usuario CCU</text:p>
          </table:table-cell>
          <table:table-cell table:style-name="ce50" table:formula="of:=CONCATENATE([.B15];&quot;/&quot;;[.C15])" office:value-type="string" office:string-value="Punto de Venta/Usuario CCU" calcext:value-type="string">
            <text:p>Punto de Venta/Usuario CCU</text:p>
          </table:table-cell>
          <table:table-cell table:style-name="ce45" office:value-type="string" calcext:value-type="string">
            <text:p><text:span text:style-name="T1">Tiene acceso de solo lectura al maestros de productos, listas de precios y maestro de contactos/clientes. Tiene acceso total al punto de venta donde puede ingresar, modificar y eliminar los pedidos de venta no facturados y emitir boletas/facturas (depende del tipo de cliente) registrando el pago de la venta. Acceso a los reportes del POS. No puede crear clientes en el POS a menos que se agregue el rol “Permisos Extras/Creación de Contactos</text:span>”. No puede cerrar el POS a menos que se le agregue el rol “Contabilidad/Facturación” (o equivalente).</text:p>
          </table:table-cell>
        </table:table-row>
        <table:table-row table:style-name="ro4">
          <table:table-cell table:number-columns-repeated="2" table:style-name="ce45" office:value-type="string" calcext:value-type="string">
            <text:p>Punto de Venta</text:p>
          </table:table-cell>
          <table:table-cell table:style-name="ce45" office:value-type="string" calcext:value-type="string">
            <text:p>Usuario CCU (solo lectura)</text:p>
          </table:table-cell>
          <table:table-cell table:style-name="ce50" table:formula="of:=CONCATENATE([.B16];&quot;/&quot;;[.C16])" office:value-type="string" office:string-value="Punto de Venta/Usuario CCU (solo lectura)" calcext:value-type="string">
            <text:p>Punto de Venta/Usuario CCU (solo lectura)</text:p>
          </table:table-cell>
          <table:table-cell table:style-name="ce45" office:value-type="string" calcext:value-type="string">
            <text:p>Tiene acceso de solo lectura al maestros de productos, listas de precios, maestro de contactos/clientes, pedidos de venta, sesiones de venta y reportes del POS.</text:p>
          </table:table-cell>
        </table:table-row>
        <table:table-row table:style-name="ro1">
          <table:table-cell table:style-name="ce45" office:value-type="string" calcext:value-type="string">
            <text:p>Tableros</text:p>
          </table:table-cell>
          <table:table-cell table:style-name="ce45" office:value-type="string" calcext:value-type="string">
            <text:p>SQL Request</text:p>
          </table:table-cell>
          <table:table-cell table:style-name="ce45" office:value-type="string" calcext:value-type="string">
            <text:p>Manager</text:p>
          </table:table-cell>
          <table:table-cell table:style-name="ce50" table:formula="of:=CONCATENATE([.B17];&quot;/&quot;;[.C17])" office:value-type="string" office:string-value="SQL Request/Manager" calcext:value-type="string">
            <text:p>SQL Request/Manager</text:p>
          </table:table-cell>
          <table:table-cell table:style-name="ce45" office:value-type="string" calcext:value-type="string">
            <text:p>Puede crear, modificar y ejecutar consultas.</text:p>
          </table:table-cell>
        </table:table-row>
        <table:table-row table:style-name="ro1">
          <table:table-cell table:style-name="ce45" office:value-type="string" calcext:value-type="string">
            <text:p>Tableros</text:p>
          </table:table-cell>
          <table:table-cell table:style-name="ce45" office:value-type="string" calcext:value-type="string">
            <text:p>SQL Request</text:p>
          </table:table-cell>
          <table:table-cell table:style-name="ce45" office:value-type="string" calcext:value-type="string">
            <text:p>Usuario</text:p>
          </table:table-cell>
          <table:table-cell table:style-name="ce50" table:formula="of:=CONCATENATE([.B18];&quot;/&quot;;[.C18])" office:value-type="string" office:string-value="SQL Request/Usuario" calcext:value-type="string">
            <text:p>SQL Request/Usuario</text:p>
          </table:table-cell>
          <table:table-cell table:style-name="ce45" office:value-type="string" calcext:value-type="string">
            <text:p>Puede ejecuta las consultas existentes.</text:p>
          </table:table-cell>
        </table:table-row>
        <table:table-row table:style-name="ro4">
          <table:table-cell table:number-columns-repeated="2" table:style-name="ce45" office:value-type="string" calcext:value-type="string">
            <text:p>Job Queue</text:p>
          </table:table-cell>
          <table:table-cell table:style-name="ce45" office:value-type="string" calcext:value-type="string">
            <text:p>Job Queue Manager</text:p>
          </table:table-cell>
          <table:table-cell table:style-name="ce50" table:formula="of:=CONCATENATE([.B19];&quot;/&quot;;[.C19])" office:value-type="string" office:string-value="Job Queue/Job Queue Manager" calcext:value-type="string">
            <text:p>Job Queue/Job Queue Manager</text:p>
          </table:table-cell>
          <table:table-cell table:style-name="ce45" office:value-type="string" calcext:value-type="string">
            <text:p>Puede ver, revisar, re-procesar y dar por terminados los mensajes de integración con el <text:s/>BUS (SAP, consumo CAF) que se encuentran en la cola de trabajo.</text:p>
          </table:table-cell>
        </table:table-row>
        <table:table-row table:style-name="ro11">
          <table:table-cell table:number-columns-repeated="2" table:style-name="ce45" office:value-type="string" calcext:value-type="string">
            <text:p>Job Queue</text:p>
          </table:table-cell>
          <table:table-cell table:style-name="ce45" office:value-type="string" calcext:value-type="string">
            <text:p>Job Queue User CCU</text:p>
          </table:table-cell>
          <table:table-cell table:style-name="ce50" table:formula="of:=CONCATENATE([.B20];&quot;/&quot;;[.C20])" office:value-type="string" office:string-value="Job Queue/Job Queue User CCU" calcext:value-type="string">
            <text:p>Job Queue/Job Queue User CCU</text:p>
          </table:table-cell>
          <table:table-cell table:style-name="ce45" office:value-type="string" calcext:value-type="string">
            <text:p>Puede ver, revisar y re-procesar los mensajes de integración con el BUS (SAP, consumo CAF) que se encuentran en la cola de trabajo.</text:p>
          </table:table-cell>
        </table:table-row>
        <table:table-row table:style-name="ro7">
          <table:table-cell table:style-name="ce45" office:value-type="string" calcext:value-type="string">
            <text:p>Conectores</text:p>
          </table:table-cell>
          <table:table-cell table:style-name="ce45" office:value-type="string" calcext:value-type="string">
            <text:p>Conector</text:p>
          </table:table-cell>
          <table:table-cell table:style-name="ce45" office:value-type="string" calcext:value-type="string">
            <text:p>Administrador del Conector</text:p>
          </table:table-cell>
          <table:table-cell table:style-name="ce50" table:formula="of:=CONCATENATE([.B21];&quot;/&quot;;[.C21])" office:value-type="string" office:string-value="Conector/Administrador del Conector" calcext:value-type="string">
            <text:p>Conector/Administrador del Conector</text:p>
          </table:table-cell>
          <table:table-cell table:style-name="ce45" office:value-type="string" calcext:value-type="string">
            <text:p>Puede crear, ver, modificar y eliminar conectores (puntos de acceso a servicios web externos)</text:p>
          </table:table-cell>
        </table:table-row>
        <table:table-row table:style-name="ro7">
          <table:table-cell table:style-name="ce45" office:value-type="string" calcext:value-type="string">
            <text:p>Ajustes</text:p>
          </table:table-cell>
          <table:table-cell table:style-name="ce45" office:value-type="string" calcext:value-type="string">
            <text:p>Administración</text:p>
          </table:table-cell>
          <table:table-cell table:style-name="ce45" office:value-type="string" calcext:value-type="string">
            <text:p>Ajustes</text:p>
          </table:table-cell>
          <table:table-cell table:style-name="ce50" table:formula="of:=CONCATENATE([.B22];&quot;/&quot;;[.C22])" office:value-type="string" office:string-value="Administración/Ajustes" calcext:value-type="string">
            <text:p>Administración/Ajustes</text:p>
          </table:table-cell>
          <table:table-cell table:style-name="ce45" office:value-type="string" calcext:value-type="string">
            <text:p>Acceso de Superusuario (se complementa con acceso administrador en las aplicaciones).</text:p>
          </table:table-cell>
        </table:table-row>
        <table:table-row table:style-name="ro7">
          <table:table-cell table:style-name="ce45" office:value-type="string" calcext:value-type="string">
            <text:p>Ajustes</text:p>
          </table:table-cell>
          <table:table-cell table:style-name="ce45" office:value-type="string" calcext:value-type="string">
            <text:p>Administración</text:p>
          </table:table-cell>
          <table:table-cell table:style-name="ce45" office:value-type="string" calcext:value-type="string">
            <text:p>Permisos de Acceso</text:p>
          </table:table-cell>
          <table:table-cell table:style-name="ce50" table:formula="of:=CONCATENATE([.B23];&quot;/&quot;;[.C23])" office:value-type="string" office:string-value="Administración/Permisos de Acceso" calcext:value-type="string">
            <text:p>Administración/Permisos de Acceso</text:p>
          </table:table-cell>
          <table:table-cell table:style-name="ce45" office:value-type="string" calcext:value-type="string">
            <text:p>Permite crear, ver, modificar y eliminar empresas y usuarios.</text:p>
          </table:table-cell>
        </table:table-row>
        <table:table-row table:style-name="ro7">
          <table:table-cell table:style-name="ce45" office:value-type="string" calcext:value-type="string">
            <text:p>Contactos</text:p>
          </table:table-cell>
          <table:table-cell table:style-name="ce45" office:value-type="string" calcext:value-type="string">
            <text:p>Permisos Extras</text:p>
          </table:table-cell>
          <table:table-cell table:style-name="ce45" office:value-type="string" calcext:value-type="string">
            <text:p>Creación de Contactos</text:p>
          </table:table-cell>
          <table:table-cell table:style-name="ce50" table:formula="of:=CONCATENATE([.B24];&quot;/&quot;;[.C24])" office:value-type="string" office:string-value="Permisos Extras/Creación de Contactos" calcext:value-type="string">
            <text:p>Permisos Extras/Creación de Contactos</text:p>
          </table:table-cell>
          <table:table-cell table:style-name="ce45" office:value-type="string" calcext:value-type="string">
            <text:p>Otorga acceso total (crear, ver, modificar y eliminar) al maestro de contactos/clientes</text:p>
          </table:table-cell>
        </table:table-row>
        <table:table-row table:style-name="ro7">
          <table:table-cell table:style-name="ce45" office:value-type="string" calcext:value-type="string">
            <text:p>Contactos</text:p>
          </table:table-cell>
          <table:table-cell table:style-name="ce45" office:value-type="string" calcext:value-type="string">
            <text:p>Permisos Extras</text:p>
          </table:table-cell>
          <table:table-cell table:style-name="ce45" office:value-type="string" calcext:value-type="string">
            <text:p>Creación de Contactos CCU</text:p>
          </table:table-cell>
          <table:table-cell table:style-name="ce50" table:formula="of:=CONCATENATE([.B25];&quot;/&quot;;[.C25])" office:value-type="string" office:string-value="Permisos Extras/Creación de Contactos CCU" calcext:value-type="string">
            <text:p>Permisos Extras/Creación de Contactos CCU</text:p>
          </table:table-cell>
          <table:table-cell table:style-name="ce45" office:value-type="string" calcext:value-type="string">
            <text:p>Otorga acceso a crear y ver el maestro de contactos/clientes</text:p>
          </table:table-cell>
        </table:table-row>
        <table:table-row table:style-name="ro7">
          <table:table-cell table:number-columns-repeated="2" table:style-name="ce45" office:value-type="string" calcext:value-type="string">
            <text:p>Permisos Extras</text:p>
          </table:table-cell>
          <table:table-cell table:style-name="ce45" office:value-type="string" calcext:value-type="string">
            <text:p>Multicompañía</text:p>
          </table:table-cell>
          <table:table-cell table:style-name="ce50" table:formula="of:=CONCATENATE([.B26];&quot;/&quot;;[.C26])" office:value-type="string" office:string-value="Permisos Extras/Multicompañía" calcext:value-type="string">
            <text:p>Permisos Extras/Multicompañía</text:p>
          </table:table-cell>
          <table:table-cell table:style-name="ce45" office:value-type="string" calcext:value-type="string">
            <text:p>Activa multicompañía, permite ver el campo compañía en las páginas</text:p>
          </table:table-cell>
        </table:table-row>
        <table:table-row table:style-name="ro7">
          <table:table-cell table:number-columns-repeated="2" table:style-name="ce45" office:value-type="string" calcext:value-type="string">
            <text:p>Permisos Extras</text:p>
          </table:table-cell>
          <table:table-cell table:style-name="ce45" office:value-type="string" calcext:value-type="string">
            <text:p>Multimoneda</text:p>
          </table:table-cell>
          <table:table-cell table:style-name="ce50" table:formula="of:=CONCATENATE([.B27];&quot;/&quot;;[.C27])" office:value-type="string" office:string-value="Permisos Extras/Multimoneda" calcext:value-type="string">
            <text:p>Permisos Extras/Multimoneda</text:p>
          </table:table-cell>
          <table:table-cell table:style-name="ce45" office:value-type="string" calcext:value-type="string">
            <text:p>Activa multimoneda, permite ver el campo moneda en las páginas</text:p>
          </table:table-cell>
        </table:table-row>
        <table:table-row table:style-name="ro7">
          <table:table-cell table:style-name="ce45" office:value-type="string" calcext:value-type="string">
            <text:p>Punto de Venta</text:p>
          </table:table-cell>
          <table:table-cell table:style-name="ce45" office:value-type="string" calcext:value-type="string">
            <text:p>Permisos Extras</text:p>
          </table:table-cell>
          <table:table-cell table:style-name="ce45" office:value-type="string" calcext:value-type="string">
            <text:p>POS Administrar Productos CCU</text:p>
          </table:table-cell>
          <table:table-cell table:style-name="ce50" table:formula="of:=CONCATENATE([.B28];&quot;/&quot;;[.C28])" office:value-type="string" office:string-value="Permisos Extras/POS Administrar Productos CCU" calcext:value-type="string">
            <text:p>Permisos Extras/POS Administrar Productos CCU</text:p>
          </table:table-cell>
          <table:table-cell table:style-name="ce45" office:value-type="string" calcext:value-type="string">
            <text:p>Permite crear, ver, modificar y eliminar productos y categorías de producto del POS</text:p>
          </table:table-cell>
        </table:table-row>
        <table:table-row table:style-name="ro7">
          <table:table-cell table:style-name="ce45" office:value-type="string" calcext:value-type="string">
            <text:p>Punto de Venta</text:p>
          </table:table-cell>
          <table:table-cell table:style-name="ce45" office:value-type="string" calcext:value-type="string">
            <text:p>Permisos Extras</text:p>
          </table:table-cell>
          <table:table-cell table:style-name="ce45" office:value-type="string" calcext:value-type="string">
            <text:p>POS Administrar Tarifas CCU</text:p>
          </table:table-cell>
          <table:table-cell table:style-name="ce50" table:formula="of:=CONCATENATE([.B29];&quot;/&quot;;[.C29])" office:value-type="string" office:string-value="Permisos Extras/POS Administrar Tarifas CCU" calcext:value-type="string">
            <text:p>Permisos Extras/POS Administrar Tarifas CCU</text:p>
          </table:table-cell>
          <table:table-cell table:style-name="ce45" office:value-type="string" calcext:value-type="string">
            <text:p>Permite crear, ver, modificar y eliminar tarifas del PO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y otros roles definidos en el sistema que no están descritos debido a que no se ha considerado utilizarlos (los usuarios no deben tenerlas asignad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y otras aplicaciones que no se utilizan directamente, solo el administrador debe tener acceso directo a ella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onfiguración “Técnica” controla diversas funcionalidades y muchas se activan automáticamente si se desactivan (dependiendo del tipo de usuario y roles asignados)</text:p>
          </table:table-cell>
          <table:table-cell table:number-columns-repeated="4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oles CCU versus Grupos POS" table:style-name="ta1">
        <office:forms form:automatic-focus="false" form:apply-design-mode="false"/>
        <table:table-column table:style-name="co18" table:default-cell-style-name="ce53"/>
        <table:table-column table:style-name="co19" table:default-cell-style-name="ce53"/>
        <table:table-column table:style-name="co17" table:number-columns-repeated="1022" table:default-cell-style-name="ce53"/>
        <table:table-row table:style-name="ro1">
          <table:table-cell table:style-name="ce47" office:value-type="string" calcext:value-type="string">
            <text:p>ROL CCU</text:p>
          </table:table-cell>
          <table:table-cell table:style-name="ce54" office:value-type="string" calcext:value-type="string">
            <text:p>GRUPO POS</text:p>
          </table:table-cell>
          <table:table-cell table:style-name="ce55"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Contabilidad/Mostrar Características de Contabilidad Completa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Inventario/Usuario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Permisos Extras/Creación de Contactos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Punto de Venta/Usuario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ENDEDOR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Contabilidad/Mostrar Características de Contabilidad Completa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Inventario/Usuario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Permisos Extras/Creación de Contactos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Punto de Venta/Usuario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URISMO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Contabilidad/Mostrar Características de Contabilidad Completa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Inventario/Usuario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Permisos Extras/Creación de Contactos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Permisos Extras/POS Administrar Productos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Permisos Extras/POS Administrar Tarifas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Punto de Venta/Usuario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EFE DE TIENDA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Contabilidad/Mostrar Características de Contabilidad Completa CCU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Inventario/Usuario CCU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Punto de Venta/Usuario CCU (solo lectura)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CONTABILIDAD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Contabilidad/Administrador de Facturación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Inventario/Administrador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Empleados/Administrador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Punto de Venta/Administrador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SQL Request/Manager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Job Queue/Job Queue Manager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Conector/Administrador del Conector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Administración/Ajustes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Permisos Extras/Creación de Contactos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perusuario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Contabilidad/Mostrar Características de Contabilidad Completa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Inventario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Punto de Venta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onitor de la Operación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Contabilidad/Mostrar Características de Contabilidad Completa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Inventario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Punto de Venta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ditoría y Reportes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Contabilidad/Mostrar Características de Contabilidad Completa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Inventario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Punto de Venta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ESTION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Contabilidad/Mostrar Características de Contabilidad Completa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Inventario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Job Queue/Job Queue User CCU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Permisos Extras/Multicompañí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Permisos Extras/Multimoned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Punto de Venta/Usuario CCU (solo lectura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ORDINACION</text:p>
          </table:table-cell>
          <table:table-cell table:style-name="ce45" office:value-type="string" calcext:value-type="string">
            <text:p>SQL Request/Usuario</text:p>
          </table:table-cell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Roles CCU versus Grupos POS'.B18:'Roles CCU versus Grupos POS'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-00-0000</text:date>, <text:time style:data-style-name="N2" text:time-value="16:30:44.249073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9.631530701</meta:creation-date>
    <meta:generator>LibreOffice/6.4.7.2$Linux_X86_64 LibreOffice_project/40$Build-2</meta:generator>
    <dc:date>2022-03-31T16:57:06.573967773</dc:date>
    <meta:editing-duration>PT16H40M28S</meta:editing-duration>
    <meta:editing-cycles>18</meta:editing-cycles>
    <meta:document-statistic meta:table-count="3" meta:cell-count="517" meta:object-count="0"/>
  </office:meta>
</office:document-meta>
</file>